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234" officeooo:paragraph-rsid="001f6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una prueba,</text:p>
      <text:p text:style-name="P1"/>
      <text:p text:style-name="P1">Primer commit hasta aqu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12:11:24.070000000</meta:creation-date>
    <dc:date>2023-08-04T12:11:39.713000000</dc:date>
    <meta:editing-duration>PT17S</meta:editing-duration>
    <meta:editing-cycles>1</meta:editing-cycles>
    <meta:document-statistic meta:table-count="0" meta:image-count="0" meta:object-count="0" meta:page-count="1" meta:paragraph-count="2" meta:word-count="8" meta:character-count="43" meta:non-whitespace-character-count="37"/>
    <meta:generator>LibreOffice/7.5.3.2$Windows_X86_64 LibreOffice_project/9f56dff12ba03b9acd7730a5a481eea045e468f3</meta:generator>
  </office:meta>
</office:document-meta>
</file>